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1_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.76" table:style-name="ce1">
            <text:p>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.67" table:style-name="ce1">
            <text:p>3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04" table:style-name="ce1">
            <text:p>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.76" table:style-name="ce1">
            <text:p>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0.73" table:style-name="ce1">
            <text:p>10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.63" table:style-name="ce1">
            <text:p>2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4.62" table:style-name="ce1">
            <text:p>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.2799999999999998" table:style-name="ce1">
            <text:p>2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2.87" table:style-name="ce1">
            <text:p>22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27.06" table:style-name="ce1">
            <text:p>27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61.7" table:style-name="ce1">
            <text:p>6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65.27" table:style-name="ce1">
            <text:p>6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3.44" table:style-name="ce1">
            <text:p>3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4.67" table:style-name="ce1">
            <text:p>3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17.88" table:style-name="ce1">
            <text:p>17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60.76" table:style-name="ce1">
            <text:p>60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480" table:style-name="ce1">
            <text:p>2480</text:p>
          </table:table-cell>
          <table:table-cell office:value-type="float" office:value="36.19" table:style-name="ce1">
            <text:p>36.19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1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.82" table:style-name="ce1">
            <text:p>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8.35" table:style-name="ce1">
            <text:p>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9.7" table:style-name="ce1">
            <text:p>19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0.86" table:style-name="ce1">
            <text:p>2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0.53" table:style-name="ce1">
            <text:p>1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99.11" table:style-name="ce1">
            <text:p>99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0.54" table:style-name="ce1">
            <text:p>3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24.64" table:style-name="ce1">
            <text:p>24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4.98" table:style-name="ce1">
            <text:p>1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1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3.52" table:style-name="ce1">
            <text:p>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8.35" table:style-name="ce1">
            <text:p>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.79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9.7" table:style-name="ce1">
            <text:p>19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0.86" table:style-name="ce1">
            <text:p>2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0.53" table:style-name="ce1">
            <text:p>1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65.27" table:style-name="ce1">
            <text:p>6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0.54" table:style-name="ce1">
            <text:p>3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24.64" table:style-name="ce1">
            <text:p>24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4.98" table:style-name="ce1">
            <text:p>1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1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0.88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3.52" table:style-name="ce1">
            <text:p>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0.79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.09" table:style-name="ce1">
            <text:p>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34" table:style-name="ce1">
            <text:p>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11.35" table:style-name="ce1">
            <text:p>11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0.86" table:style-name="ce1">
            <text:p>2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8.69" table:style-name="ce1">
            <text:p>8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65.27" table:style-name="ce1">
            <text:p>6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7.32" table:style-name="ce1">
            <text:p>7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2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96" table:style-name="ce1">
            <text:p>2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.82" table:style-name="ce1">
            <text:p>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4.83" table:style-name="ce1">
            <text:p>24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96" table:style-name="ce1">
            <text:p>2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8.35" table:style-name="ce1">
            <text:p>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23" table:style-name="ce1">
            <text:p>2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13.94" table:style-name="ce1">
            <text:p>13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8.7100000000000009" table:style-name="ce1">
            <text:p>8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55.5" table:style-name="ce1">
            <text:p>55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13.39" table:style-name="ce1">
            <text:p>13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7.82" table:style-name="ce1">
            <text:p>7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8.73" table:style-name="ce1">
            <text:p>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6.16" table:style-name="ce1">
            <text:p>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7.39" table:style-name="ce1">
            <text:p>7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4.98" table:style-name="ce1">
            <text:p>1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2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3.82" table:style-name="ce1">
            <text:p>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9" table:style-name="ce1">
            <text:p>1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8.35" table:style-name="ce1">
            <text:p>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13.94" table:style-name="ce1">
            <text:p>13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8.7100000000000009" table:style-name="ce1">
            <text:p>8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0.53" table:style-name="ce1">
            <text:p>1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13.39" table:style-name="ce1">
            <text:p>13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8.73" table:style-name="ce1">
            <text:p>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6.16" table:style-name="ce1">
            <text:p>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7.39" table:style-name="ce1">
            <text:p>7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4.98" table:style-name="ce1">
            <text:p>1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48.35" table:style-name="ce1">
            <text:p>48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2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0.67" table:style-name="ce1">
            <text:p>0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2.41" table:style-name="ce1">
            <text:p>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1.18" table:style-name="ce1">
            <text:p>1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5.54" table:style-name="ce1">
            <text:p>5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13.94" table:style-name="ce1">
            <text:p>13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8.7100000000000009" table:style-name="ce1">
            <text:p>8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10.53" table:style-name="ce1">
            <text:p>1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13.39" table:style-name="ce1">
            <text:p>13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80" table:style-name="ce1">
            <text:p>308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8.73" table:style-name="ce1">
            <text:p>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6.16" table:style-name="ce1">
            <text:p>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480" table:style-name="ce1">
            <text:p>2480</text:p>
          </table:table-cell>
          <table:table-cell office:value-type="float" office:value="7.39" table:style-name="ce1">
            <text:p>7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33.69" table:style-name="ce1">
            <text:p>33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nw4_nc8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40" table:style-name="ce1">
            <text:p>224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0.67" table:style-name="ce1">
            <text:p>0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0" table:style-name="ce1">
            <text:p>1000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0.88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70" table:style-name="ce1">
            <text:p>237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100" table:style-name="ce1">
            <text:p>1100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2.41" table:style-name="ce1">
            <text:p>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0.79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540" table:style-name="ce1">
            <text:p>154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040" table:style-name="ce1">
            <text:p>204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.09" table:style-name="ce1">
            <text:p>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70" table:style-name="ce1">
            <text:p>237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0.34" table:style-name="ce1">
            <text:p>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040" table:style-name="ce1">
            <text:p>2040</text:p>
          </table:table-cell>
          <table:table-cell office:value-type="float" office:value="340" table:style-name="ce1">
            <text:p>340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400" table:style-name="ce1">
            <text:p>1400</text:p>
          </table:table-cell>
          <table:table-cell office:value-type="float" office:value="2080" table:style-name="ce1">
            <text:p>2080</text:p>
          </table:table-cell>
          <table:table-cell office:value-type="float" office:value="3.86" table:style-name="ce1">
            <text:p>3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370" table:style-name="ce1">
            <text:p>2370</text:p>
          </table:table-cell>
          <table:table-cell office:value-type="float" office:value="340" table:style-name="ce1">
            <text:p>340</text:p>
          </table:table-cell>
          <table:table-cell office:value-type="float" office:value="140" table:style-name="ce1">
            <text:p>140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400" table:style-name="ce1">
            <text:p>1400</text:p>
          </table:table-cell>
          <table:table-cell office:value-type="float" office:value="2370" table:style-name="ce1">
            <text:p>2370</text:p>
          </table:table-cell>
          <table:table-cell office:value-type="float" office:value="3.32" table:style-name="ce1">
            <text:p>3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540" table:style-name="ce1">
            <text:p>1540</text:p>
          </table:table-cell>
          <table:table-cell office:value-type="float" office:value="540" table:style-name="ce1">
            <text:p>54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540" table:style-name="ce1">
            <text:p>1540</text:p>
          </table:table-cell>
          <table:table-cell office:value-type="float" office:value="8.69" table:style-name="ce1">
            <text:p>8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240" table:style-name="ce1">
            <text:p>124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40" table:style-name="ce1">
            <text:p>1240</text:p>
          </table:table-cell>
          <table:table-cell office:value-type="float" office:value="640" table:style-name="ce1">
            <text:p>640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1400" table:style-name="ce1">
            <text:p>1400</text:p>
          </table:table-cell>
          <table:table-cell office:value-type="float" office:value="1240" table:style-name="ce1">
            <text:p>1240</text:p>
          </table:table-cell>
          <table:table-cell office:value-type="float" office:value="6.99" table:style-name="ce1">
            <text:p>6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40" table:style-name="ce1">
            <text:p>104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0" table:style-name="ce1">
            <text:p>1000</text:p>
          </table:table-cell>
          <table:table-cell office:value-type="float" office:value="700" table:style-name="ce1">
            <text:p>70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00" table:style-name="ce1">
            <text:p>1400</text:p>
          </table:table-cell>
          <table:table-cell office:value-type="float" office:value="2080" table:style-name="ce1">
            <text:p>2080</text:p>
          </table:table-cell>
          <table:table-cell office:value-type="float" office:value="1.23" table:style-name="ce1">
            <text:p>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7.32" table:style-name="ce1">
            <text:p>7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240" table:style-name="ce1">
            <text:p>2240</text:p>
          </table:table-cell>
          <table:table-cell office:value-type="float" office:value="1040" table:style-name="ce1">
            <text:p>1040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200" table:style-name="ce1">
            <text:p>1200</text:p>
          </table:table-cell>
          <table:table-cell office:value-type="float" office:value="2240" table:style-name="ce1">
            <text:p>2240</text:p>
          </table:table-cell>
          <table:table-cell office:value-type="float" office:value="33.69" table:style-name="ce1">
            <text:p>33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370" table:style-name="ce1">
            <text:p>2370</text:p>
          </table:table-cell>
          <table:table-cell office:value-type="float" office:value="1140" table:style-name="ce1">
            <text:p>1140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1">
            <text:p>1200</text:p>
          </table:table-cell>
          <table:table-cell office:value-type="float" office:value="2370" table:style-name="ce1">
            <text:p>2370</text:p>
          </table:table-cell>
          <table:table-cell office:value-type="float" office:value="18.77" table:style-name="ce1">
            <text:p>18.77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4Z</meta:creation-date>
    <dc:date>2023-06-13T14:03:34Z</dc:date>
  </office:meta>
</office:document-meta>
</file>